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5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49cm"/>
    </style:style>
    <style:style style:name="gr6" style:family="graphic" style:parent-style-name="standard">
      <style:graphic-properties draw:stroke="none" svg:stroke-color="#000000" draw:fill="none" draw:fill-color="#ffffff" fo:min-height="0.88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14cm"/>
    </style:style>
    <style:style style:name="gr8" style:family="graphic" style:parent-style-name="standard">
      <style:graphic-properties draw:marker-start="Symmetric_20_Arrow" draw:marker-start-width="0.3cm" draw:marker-end="Symmetric_20_Arrow" draw:marker-end-width="0.3cm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8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6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3.917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 draw:fontwork-style="none" draw:fontwork-distance="0cm" draw:fontwork-start="0cm" draw:fontwork-shadow-offset-x="0cm" draw:fontwork-shadow-offset-y="0cm"/>
    </style:style>
    <style:style style:name="gr19" style:family="graphic" style:parent-style-name="standard">
      <style:graphic-properties svg:stroke-color="#ea7500" draw:fill="solid" draw:fill-color="#ea7500" draw:textarea-horizontal-align="justify" draw:textarea-vertical-align="middle" draw:auto-grow-height="false" fo:min-height="0cm" fo:min-width="0cm"/>
    </style:style>
    <style:style style:name="gr20" style:family="graphic" style:parent-style-name="objectwithoutfill">
      <style:graphic-properties draw:stroke="dash" draw:stroke-dash="Fine_20_Dashed" svg:stroke-color="#ea7500" draw:fill="solid" draw:fill-color="#ea7500" draw:textarea-vertical-align="middle"/>
    </style:style>
    <style:style style:name="gr21" style:family="graphic" style:parent-style-name="objectwithoutfill">
      <style:graphic-properties draw:stroke="dash" draw:stroke-dash="Fine_20_Dashed" svg:stroke-color="#ea7500" draw:fill="solid" draw:fill-color="#ff972f" draw:textarea-vertical-align="middle"/>
    </style:style>
    <style:style style:name="gr22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draw:stroke="solid" draw:stroke-dash="Fine_20_Dashed" svg:stroke-color="#3465a4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0.18cm"/>
    </style:style>
    <style:style style:name="gr25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04cm" fo:min-width="0cm"/>
    </style:style>
    <style:style style:name="gr26" style:family="graphic" style:parent-style-name="standard">
      <style:graphic-properties svg:stroke-color="#2a6099" draw:fill="solid" draw:fill-color="#729fcf" draw:textarea-horizontal-align="justify" draw:textarea-vertical-align="middle" draw:auto-grow-height="false" fo:min-height="0.01cm" fo:min-width="0cm"/>
    </style:style>
    <style:style style:name="gr27" style:family="graphic" style:parent-style-name="standard">
      <style:graphic-properties svg:stroke-color="#2a6099" draw:fill="solid" draw:fill-color="#ea7500" draw:textarea-horizontal-align="justify" draw:textarea-vertical-align="middle" draw:auto-grow-height="false" fo:min-height="0.004cm" fo:min-width="0cm"/>
    </style:style>
    <style:style style:name="gr28" style:family="graphic" style:parent-style-name="standard">
      <style:graphic-properties svg:stroke-color="#2a6099" draw:fill="solid" draw:fill-color="#ea7500" draw:textarea-horizontal-align="justify" draw:textarea-vertical-align="middle" draw:auto-grow-height="false" fo:min-height="0cm" fo:min-width="0cm"/>
    </style:style>
    <style:style style:name="gr29" style:family="graphic" style:parent-style-name="objectwithoutfill">
      <style:graphic-properties draw:stroke="solid" draw:stroke-dash="Fine_20_Dashed" svg:stroke-color="#ea7500" draw:marker-end="Arrow" draw:fill="solid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/>
      <style:paragraph-properties fo:text-align="center"/>
      <style:text-properties style:font-name="Nimbus Roman1" fo:font-size="18pt" fo:font-style="italic" style:font-size-asian="18pt" style:font-size-complex="18pt"/>
    </style:style>
    <style:style style:name="P2" style:family="paragraph">
      <loext:graphic-properties draw:fill="none" draw:fill-color="#ffffff"/>
      <style:text-properties style:font-name="Nimbus Roman1" fo:font-size="18pt" fo:font-style="italic" style:font-size-asian="18pt" style:font-size-complex="18pt"/>
    </style:style>
    <style:style style:name="P3" style:family="paragraph">
      <style:paragraph-properties fo:text-align="center"/>
      <style:text-properties style:font-name="Nimbus Roman1" fo:font-size="18pt" fo:font-style="italic" style:font-size-asian="18pt" style:font-size-complex="18pt"/>
    </style:style>
    <style:style style:name="P4" style:family="paragraph">
      <loext:graphic-properties draw:fill="none" draw:fill-color="#ffffff"/>
      <style:text-properties style:font-name="Nimbus Roman1" fo:font-size="18pt" fo:font-style="italic" fo:font-weight="normal" style:font-size-asian="18pt" style:font-style-asian="italic" style:font-size-complex="18pt" style:font-style-complex="italic"/>
    </style:style>
    <style:style style:name="P5" style:family="paragraph">
      <loext:graphic-properties draw:fill="none" draw:fill-color="#ffffff"/>
      <style:text-properties style:font-name="Nimbus Roman1" fo:font-size="18pt" fo:font-style="italic" fo:font-weight="normal" style:font-size-asian="18pt" style:font-size-complex="18pt"/>
    </style:style>
    <style:style style:name="P6" style:family="paragraph">
      <style:paragraph-properties fo:text-align="center"/>
      <style:text-properties style:font-name="Nimbus Roman1" fo:font-size="18pt" fo:font-style="italic" fo:font-weight="normal" style:font-size-asian="18pt" style:font-size-complex="18pt"/>
    </style:style>
    <style:style style:name="P7" style:family="paragraph">
      <loext:graphic-properties draw:fill="solid" draw:fill-color="#ea7500"/>
      <style:paragraph-properties fo:text-align="center"/>
      <style:text-properties style:font-name="Nimbus Roman1" fo:font-size="18pt" fo:font-style="italic" fo:font-weight="normal" style:font-size-asian="18pt" style:font-size-complex="18pt"/>
    </style:style>
    <style:style style:name="P8" style:family="paragraph">
      <loext:graphic-properties draw:fill="solid"/>
      <style:paragraph-properties fo:text-align="center"/>
      <style:text-properties style:font-name="Nimbus Roman1" fo:font-size="18pt" fo:font-style="italic" fo:font-weight="normal" style:font-size-asian="18pt" style:font-size-complex="18pt"/>
    </style:style>
    <style:style style:name="P9" style:family="paragraph">
      <loext:graphic-properties draw:fill="solid" draw:fill-color="#ff972f"/>
      <style:paragraph-properties fo:text-align="center"/>
      <style:text-properties style:font-name="Nimbus Roman1" fo:font-size="18pt" fo:font-style="italic" fo:font-weight="normal" style:font-size-asian="18pt" style:font-size-complex="18pt"/>
    </style:style>
    <style:style style:name="P10" style:family="paragraph">
      <loext:graphic-properties draw:fill="solid" draw:fill-color="#ea7500"/>
      <style:paragraph-properties fo:text-align="center"/>
      <style:text-properties style:font-name="Nimbus Roman1" fo:font-size="18pt" fo:font-style="italic" style:font-size-asian="18pt" style:font-size-complex="18pt"/>
    </style:style>
    <style:style style:name="P11" style:family="paragraph">
      <loext:graphic-properties draw:fill="solid" draw:fill-color="#ff972f"/>
      <style:paragraph-properties fo:text-align="center"/>
      <style:text-properties style:font-name="Nimbus Roman1" fo:font-size="18pt" fo:font-style="italic" style:font-size-asian="18pt" style:font-size-complex="18pt"/>
    </style:style>
    <style:style style:name="P12" style:family="paragraph">
      <loext:graphic-properties draw:fill="solid" draw:fill-color="#729fcf"/>
      <style:paragraph-properties fo:text-align="center"/>
      <style:text-properties style:font-name="Nimbus Roman1" fo:font-size="18pt" fo:font-style="italic" style:font-size-asian="18pt" style:font-size-complex="18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ffffff"/>
      <style:text-properties style:font-name="Nimbus Roman1" fo:font-size="18pt" fo:font-style="italic" style:font-size-asian="18pt" style:font-style-asian="italic" style:font-size-complex="18pt" style:font-style-complex="italic"/>
    </style:style>
    <style:style style:name="P15" style:family="paragraph">
      <loext:graphic-properties draw:fill="solid" draw:fill-color="#729fcf"/>
      <style:paragraph-properties fo:text-align="center"/>
    </style:style>
    <style:style style:name="P16" style:family="paragraph">
      <loext:graphic-properties draw:fill="solid" draw:fill-color="#ea7500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style:font-name="Nimbus Roman1" fo:font-size="18pt" fo:font-style="italic" style:font-size-asian="18pt" style:font-size-complex="18pt"/>
    </style:style>
    <style:style style:name="T2" style:family="text">
      <style:text-properties style:text-position="-33% 58%" style:font-name="Nimbus Roman1" fo:font-size="18pt" fo:font-style="italic" style:font-size-asian="18pt" style:font-size-complex="18pt"/>
    </style:style>
    <style:style style:name="T3" style:family="text">
      <style:text-properties style:text-position="0% 100%" style:font-name="Nimbus Roman1" fo:font-size="18pt" fo:font-style="italic" style:font-size-asian="18pt" style:font-size-complex="18pt"/>
    </style:style>
    <style:style style:name="T4" style:family="text">
      <style:text-properties style:font-name="Nimbus Roman1" fo:font-size="18pt" fo:font-style="normal" style:font-size-asian="18pt" style:font-style-asian="normal" style:font-size-complex="18pt" style:font-style-complex="normal"/>
    </style:style>
    <style:style style:name="T5" style:family="text">
      <style:text-properties style:text-position="33% 58%" style:font-name="Nimbus Roman1" fo:font-size="18pt" fo:font-style="normal" style:font-size-asian="18pt" style:font-style-asian="normal" style:font-size-complex="18pt" style:font-style-complex="normal"/>
    </style:style>
    <style:style style:name="T6" style:family="text">
      <style:text-properties style:text-position="33% 58%" style:font-name="Nimbus Roman1" fo:font-size="18pt" fo:font-style="italic" style:font-size-asian="18pt" style:font-size-complex="18pt"/>
    </style:style>
    <style:style style:name="T7" style:family="text">
      <style:text-properties style:text-position="-33% 58%" style:font-name="Nimbus Roman1" fo:font-size="18pt" fo:font-style="normal" style:font-size-asian="18pt" style:font-style-asian="normal" style:font-size-complex="18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imbus Roman1" fo:font-size="18pt" fo:font-style="italic" fo:text-shadow="none" style:text-underline-style="none" fo:font-weight="normal" style:letter-kerning="true" style:font-name-asian="PingFang SC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0% 100%" style:font-name="Nimbus Roman1" fo:font-size="18pt" fo:font-style="italic" fo:font-weight="normal" style:font-size-asian="18pt" style:font-style-asian="italic" style:font-size-complex="18pt" style:font-style-complex="italic"/>
    </style:style>
    <style:style style:name="T13" style:family="text">
      <style:text-properties style:text-position="33% 58%" style:font-name="Nimbus Roman1" fo:font-size="18pt" fo:font-style="italic" fo:font-weight="normal" style:font-size-asian="18pt" style:font-style-asian="italic" style:font-size-complex="18pt" style:font-style-complex="italic"/>
    </style:style>
    <style:style style:name="T14" style:family="text">
      <style:text-properties style:text-position="-33% 58%" style:font-name="Nimbus Roman1" fo:font-size="18pt" fo:font-style="normal" fo:font-weight="normal" style:font-size-asian="18pt" style:font-style-asian="normal" style:font-size-complex="18pt" style:font-style-complex="normal"/>
    </style:style>
    <style:style style:name="T15" style:family="text">
      <style:text-properties style:text-position="0% 100%" style:font-name="Nimbus Roman1" fo:font-size="18pt" fo:font-style="italic" fo:font-weight="normal" style:font-size-asian="18pt" style:font-size-complex="18pt"/>
    </style:style>
    <style:style style:name="T16" style:family="text">
      <style:text-properties style:text-position="33% 58%" style:font-name="Nimbus Roman1" fo:font-size="18pt" fo:font-style="italic" fo:font-weight="normal" style:font-size-asian="18pt" style:font-size-complex="18pt"/>
    </style:style>
    <style:style style:name="T17" style:family="text">
      <style:text-properties style:font-name="Nimbus Roman1" fo:font-size="18pt" fo:font-style="italic" fo:font-weight="normal" style:font-size-asian="18pt" style:font-size-complex="18pt"/>
    </style:style>
    <style:style style:name="T18" style:family="text">
      <style:text-properties style:text-position="-33% 58%" style:font-name="Nimbus Roman1" fo:font-size="18pt" fo:font-style="italic" fo:font-weight="normal" style:font-size-asian="18pt" style:font-size-complex="18pt"/>
    </style:style>
    <style:style style:name="T19" style:family="text">
      <style:text-properties style:font-name="Nimbus Roman1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frame draw:style-name="gr2" draw:text-style-name="P2" draw:layer="layout" svg:width="1.056cm" svg:height="1.114cm" svg:x="1.762cm" svg:y="9.158cm">
          <draw:text-box>
            <text:p><text:span text:style-name="T1">u</text:span><text:span text:style-name="T2">0</text:span></text:p>
          </draw:text-box>
        </draw:frame>
        <draw:frame draw:style-name="gr3" draw:text-style-name="P2" draw:layer="layout" svg:width="1.27cm" svg:height="1.825cm" svg:x="2.905cm" svg:y="9.158cm">
          <draw:text-box>
            <text:p><text:span text:style-name="T1">u</text:span><text:span text:style-name="T2">1</text:span></text:p>
          </draw:text-box>
        </draw:frame>
        <draw:frame draw:style-name="gr2" draw:text-style-name="P2" draw:layer="layout" svg:width="1.056cm" svg:height="1.114cm" svg:x="4.175cm" svg:y="9.158cm">
          <draw:text-box>
            <text:p><text:span text:style-name="T1">u</text:span><text:span text:style-name="T2">2</text:span></text:p>
          </draw:text-box>
        </draw:frame>
        <draw:frame draw:style-name="gr4" draw:text-style-name="P2" draw:layer="layout" svg:width="1.035cm" svg:height="0.962cm" svg:x="5.299cm" svg:y="9.256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5" draw:text-style-name="P2" draw:layer="layout" svg:width="3.99cm" svg:height="1.114cm" svg:x="9.429cm" svg:y="9.158cm">
          <draw:text-box>
            <text:p><text:span text:style-name="T1">u</text:span><text:span text:style-name="T2">i-</text:span><text:span text:style-name="T2">1 </text:span><text:span text:style-name="T1"><text:s/></text:span><text:span text:style-name="T1"><text:s text:c="2"/></text:span><text:span text:style-name="T1">u</text:span><text:span text:style-name="T2">i <text:s/></text:span><text:span text:style-name="T2"><text:s text:c="3"/></text:span><text:span text:style-name="T2"><text:s text:c="3"/></text:span><text:span text:style-name="T3">u</text:span><text:span text:style-name="T2">i</text:span><text:span text:style-name="T2">+</text:span><text:span text:style-name="T2">1</text:span></text:p>
          </draw:text-box>
        </draw:frame>
        <draw:frame draw:style-name="gr6" draw:text-style-name="P2" draw:layer="layout" svg:width="2.032cm" svg:height="1.138cm" svg:x="17.002cm" svg:y="9.134cm">
          <draw:text-box>
            <text:p><text:span text:style-name="T1">u</text:span><text:span text:style-name="T2">N</text:span></text:p>
          </draw:text-box>
        </draw:frame>
        <draw:frame draw:style-name="gr7" draw:text-style-name="P2" draw:layer="layout" svg:width="6.814cm" svg:height="0.962cm" svg:x="7.013cm" svg:y="10.272cm">
          <draw:text-box>
            <text:p><text:span text:style-name="T4">S</text:span><text:span text:style-name="T4">t</text:span><text:span text:style-name="T4">e</text:span><text:span text:style-name="T4">n</text:span><text:span text:style-name="T4">c</text:span><text:span text:style-name="T4">i</text:span><text:span text:style-name="T4">l</text:span><text:span text:style-name="T4">:</text:span><text:span text:style-name="T1"> </text:span><text:span text:style-name="T4">(</text:span><text:span text:style-name="T4">-</text:span><text:span text:style-name="T4">1</text:span><text:span text:style-name="T4"> <text:s/></text:span><text:span text:style-name="T4"><text:s text:c="2"/></text:span><text:span text:style-name="T4">2</text:span><text:span text:style-name="T4"> <text:s/></text:span><text:span text:style-name="T4"><text:s text:c="2"/></text:span><text:span text:style-name="T4">-</text:span><text:span text:style-name="T4">1</text:span><text:span text:style-name="T4">)</text:span><text:span text:style-name="T4">/</text:span><text:span text:style-name="T1">h</text:span><text:span text:style-name="T5">2</text:span></text:p>
          </draw:text-box>
        </draw:frame>
        <draw:line draw:style-name="gr8" draw:text-style-name="P3" draw:layer="layout" svg:x1="3.413cm" svg:y1="7.605cm" svg:x2="4.683cm" svg:y2="7.605cm">
          <text:p/>
        </draw:line>
        <draw:frame draw:style-name="gr9" draw:text-style-name="P2" draw:layer="layout" svg:width="0.853cm" svg:height="0.962cm" svg:x="3.667cm" svg:y="6.589cm">
          <draw:text-box>
            <text:p><text:span text:style-name="T1">h</text:span></text:p>
          </draw:text-box>
        </draw:frame>
        <draw:frame draw:style-name="gr4" draw:text-style-name="P2" draw:layer="layout" svg:width="1.035cm" svg:height="0.962cm" svg:x="13.174cm" svg:y="9.255cm">
          <draw:text-box>
            <text:p><text:span text:style-name="T1">.</text:span><text:span text:style-name="T1">.</text:span><text:span text:style-name="T1">.</text:span></text:p>
          </draw:text-box>
        </draw:frame>
      </draw:page>
      <draw:page draw:name="page2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3.413cm" svg:y1="7.35cm" svg:x2="3.41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5.953cm" svg:y1="7.35cm" svg:x2="5.95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8.493cm" svg:y1="7.35cm" svg:x2="8.49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1.033cm" svg:y1="7.35cm" svg:x2="11.03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3.573cm" svg:y1="7.35cm" svg:x2="13.57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6.113cm" svg:y1="7.35cm" svg:x2="16.11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7" draw:text-style-name="P2" draw:layer="layout" svg:width="6.814cm" svg:height="0.962cm" svg:x="7.013cm" svg:y="10.271cm">
          <draw:text-box>
            <text:p><text:span text:style-name="T4">S</text:span><text:span text:style-name="T4">t</text:span><text:span text:style-name="T4">e</text:span><text:span text:style-name="T4">n</text:span><text:span text:style-name="T4">c</text:span><text:span text:style-name="T4">i</text:span><text:span text:style-name="T4">l</text:span><text:span text:style-name="T4">: </text:span><text:span text:style-name="T4">(</text:span><text:span text:style-name="T4">-</text:span><text:span text:style-name="T4">1</text:span><text:span text:style-name="T4"> <text:s/></text:span><text:span text:style-name="T4"><text:s text:c="2"/></text:span><text:span text:style-name="T4">2</text:span><text:span text:style-name="T4"> <text:s/></text:span><text:span text:style-name="T4"><text:s text:c="2"/></text:span><text:span text:style-name="T4">-</text:span><text:span text:style-name="T4">1</text:span><text:span text:style-name="T4">)</text:span><text:span text:style-name="T4">/</text:span><text:span text:style-name="T1">h</text:span><text:span text:style-name="T5">2</text:span></text:p>
          </draw:text-box>
        </draw:frame>
        <draw:line draw:style-name="gr8" draw:text-style-name="P3" draw:layer="layout" svg:x1="3.413cm" svg:y1="7.604cm" svg:x2="4.683cm" svg:y2="7.604cm">
          <text:p/>
        </draw:line>
        <draw:frame draw:style-name="gr9" draw:text-style-name="P2" draw:layer="layout" svg:width="0.853cm" svg:height="0.962cm" svg:x="3.667cm" svg:y="6.588cm">
          <draw:text-box>
            <text:p><text:span text:style-name="T1">h</text:span></text:p>
          </draw:text-box>
        </draw:frame>
        <draw:line draw:style-name="gr1" draw:text-style-name="P1" draw:layer="layout" svg:x1="2.143cm" svg:y1="13.627cm" svg:x2="17.383cm" svg:y2="13.573cm">
          <text:p/>
        </draw:line>
        <draw:line draw:style-name="gr1" draw:text-style-name="P1" draw:layer="layout" svg:x1="2.143cm" svg:y1="12.738cm" svg:x2="2.143cm" svg:y2="14.389cm">
          <text:p/>
        </draw:line>
        <draw:line draw:style-name="gr1" draw:text-style-name="P1" draw:layer="layout" svg:x1="4.683cm" svg:y1="12.738cm" svg:x2="4.683cm" svg:y2="14.389cm">
          <text:p/>
        </draw:line>
        <draw:line draw:style-name="gr1" draw:text-style-name="P1" draw:layer="layout" svg:x1="7.223cm" svg:y1="12.738cm" svg:x2="7.223cm" svg:y2="14.389cm">
          <text:p/>
        </draw:line>
        <draw:line draw:style-name="gr1" draw:text-style-name="P1" draw:layer="layout" svg:x1="9.763cm" svg:y1="12.738cm" svg:x2="9.763cm" svg:y2="14.389cm">
          <text:p/>
        </draw:line>
        <draw:line draw:style-name="gr1" draw:text-style-name="P1" draw:layer="layout" svg:x1="12.303cm" svg:y1="12.738cm" svg:x2="12.303cm" svg:y2="14.389cm">
          <text:p/>
        </draw:line>
        <draw:line draw:style-name="gr1" draw:text-style-name="P1" draw:layer="layout" svg:x1="14.843cm" svg:y1="12.738cm" svg:x2="14.843cm" svg:y2="14.389cm">
          <text:p/>
        </draw:line>
        <draw:line draw:style-name="gr1" draw:text-style-name="P1" draw:layer="layout" svg:x1="17.383cm" svg:y1="12.738cm" svg:x2="17.383cm" svg:y2="14.389cm">
          <text:p/>
        </draw:line>
        <draw:frame draw:style-name="gr10" draw:text-style-name="P2" draw:layer="layout" svg:width="7.588cm" svg:height="0.962cm" svg:x="7.013cm" svg:y="15.659cm">
          <draw:text-box>
            <text:p><text:span text:style-name="T4">S</text:span><text:span text:style-name="T4">t</text:span><text:span text:style-name="T4">e</text:span><text:span text:style-name="T4">n</text:span><text:span text:style-name="T4">c</text:span><text:span text:style-name="T4">i</text:span><text:span text:style-name="T4">l</text:span><text:span text:style-name="T4">: </text:span><text:span text:style-name="T4">(</text:span><text:span text:style-name="T4">-</text:span><text:span text:style-name="T4">1</text:span><text:span text:style-name="T4"> <text:s/></text:span><text:span text:style-name="T4"><text:s text:c="2"/></text:span><text:span text:style-name="T4">2</text:span><text:span text:style-name="T4"> <text:s/></text:span><text:span text:style-name="T4"><text:s text:c="2"/></text:span><text:span text:style-name="T4">-</text:span><text:span text:style-name="T4">1</text:span><text:span text:style-name="T4">)</text:span><text:span text:style-name="T4">/</text:span><text:span text:style-name="T4">(</text:span><text:span text:style-name="T4">2</text:span><text:span text:style-name="T1">h</text:span><text:span text:style-name="T4">)</text:span><text:span text:style-name="T5">2</text:span></text:p>
          </draw:text-box>
        </draw:frame>
        <draw:line draw:style-name="gr8" draw:text-style-name="P3" draw:layer="layout" svg:x1="7.223cm" svg:y1="12.978cm" svg:x2="4.683cm" svg:y2="12.992cm">
          <text:p/>
        </draw:line>
        <draw:frame draw:style-name="gr11" draw:text-style-name="P2" draw:layer="layout" svg:width="1.205cm" svg:height="0.962cm" svg:x="5.002cm" svg:y="11.976cm">
          <draw:text-box>
            <text:p><text:span text:style-name="T4">2</text:span><text:span text:style-name="T1">h</text:span></text:p>
          </draw:text-box>
        </draw:frame>
        <draw:frame draw:style-name="gr12" draw:text-style-name="P2" draw:layer="layout" svg:width="1.158cm" svg:height="1.114cm" svg:x="1.762cm" svg:y="9.158cm">
          <draw:text-box>
            <text:p><text:span text:style-name="T3">u</text:span><text:span text:style-name="T6">f</text:span><text:span text:style-name="T7">0</text:span></text:p>
          </draw:text-box>
        </draw:frame>
        <draw:frame draw:style-name="gr12" draw:text-style-name="P2" draw:layer="layout" svg:width="1.158cm" svg:height="1.114cm" svg:x="4.175cm" svg:y="9.158cm">
          <draw:text-box>
            <text:p><text:span text:style-name="T3">u</text:span><text:span text:style-name="T6">f</text:span><text:span text:style-name="T7">2</text:span></text:p>
          </draw:text-box>
        </draw:frame>
        <draw:frame draw:style-name="gr4" draw:text-style-name="P2" draw:layer="layout" svg:width="1.035cm" svg:height="0.962cm" svg:x="5.299cm" svg:y="9.256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13" draw:text-style-name="P2" draw:layer="layout" svg:width="4.118cm" svg:height="1.114cm" svg:x="9.429cm" svg:y="9.158cm">
          <draw:text-box>
            <text:p><text:span text:style-name="T8">u</text:span><text:span text:style-name="T9">f</text:span><text:span text:style-name="T10">i</text:span><text:span text:style-name="T10">-</text:span><text:span text:style-name="T10">1 </text:span><text:span text:style-name="T11"><text:s/></text:span><text:span text:style-name="T11"><text:s/></text:span><text:span text:style-name="T8">u</text:span><text:span text:style-name="T9">f</text:span><text:span text:style-name="T10">i </text:span><text:span text:style-name="T10"><text:s text:c="3"/></text:span><text:span text:style-name="T10"><text:s text:c="3"/></text:span><text:span text:style-name="T10"><text:s/></text:span><text:span text:style-name="T3">u</text:span><text:span text:style-name="T6">f</text:span><text:span text:style-name="T2">i</text:span><text:span text:style-name="T2">+</text:span><text:span text:style-name="T2">1</text:span></text:p>
          </draw:text-box>
        </draw:frame>
        <draw:frame draw:style-name="gr6" draw:text-style-name="P2" draw:layer="layout" svg:width="2.032cm" svg:height="1.138cm" svg:x="17.002cm" svg:y="9.134cm">
          <draw:text-box>
            <text:p><text:span text:style-name="T3">u</text:span><text:span text:style-name="T6">f</text:span><text:span text:style-name="T2">N</text:span></text:p>
          </draw:text-box>
        </draw:frame>
        <draw:frame draw:style-name="gr14" draw:text-style-name="P2" draw:layer="layout" svg:width="1.242cm" svg:height="1.114cm" svg:x="1.762cm" svg:y="14.464cm">
          <draw:text-box>
            <text:p><text:span text:style-name="T3">u</text:span><text:span text:style-name="T6">c</text:span><text:span text:style-name="T7">0</text:span></text:p>
          </draw:text-box>
        </draw:frame>
        <draw:frame draw:style-name="gr14" draw:text-style-name="P2" draw:layer="layout" svg:width="1.242cm" svg:height="1.114cm" svg:x="4.175cm" svg:y="14.464cm">
          <draw:text-box>
            <text:p><text:span text:style-name="T3">u</text:span><text:span text:style-name="T6">c</text:span><text:span text:style-name="T7">1</text:span></text:p>
          </draw:text-box>
        </draw:frame>
        <draw:frame draw:style-name="gr4" draw:text-style-name="P2" draw:layer="layout" svg:width="1.035cm" svg:height="0.962cm" svg:x="5.299cm" svg:y="14.562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15" draw:text-style-name="P2" draw:layer="layout" svg:width="4.417cm" svg:height="1.114cm" svg:x="9.429cm" svg:y="14.464cm">
          <draw:text-box>
            <text:p><text:span text:style-name="T8">u</text:span><text:span text:style-name="T9">c</text:span><text:span text:style-name="T10">j 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 text:c="2"/></text:span><text:span text:style-name="T11"><text:s/></text:span><text:span text:style-name="T3">u</text:span><text:span text:style-name="T6">c</text:span><text:span text:style-name="T2">j</text:span><text:span text:style-name="T2">+</text:span><text:span text:style-name="T2">1 <text:s/></text:span></text:p>
          </draw:text-box>
        </draw:frame>
        <draw:frame draw:style-name="gr6" draw:text-style-name="P2" draw:layer="layout" svg:width="2.032cm" svg:height="1.138cm" svg:x="17.002cm" svg:y="14.44cm">
          <draw:text-box>
            <text:p><text:span text:style-name="T3">u</text:span><text:span text:style-name="T6">c</text:span><text:span text:style-name="T2">N</text:span><text:span text:style-name="T2">/2</text:span></text:p>
          </draw:text-box>
        </draw:frame>
        <draw:frame draw:style-name="gr4" draw:text-style-name="P2" draw:layer="layout" svg:width="1.035cm" svg:height="0.962cm" svg:x="13.011cm" svg:y="14.616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4" draw:text-style-name="P2" draw:layer="layout" svg:width="1.035cm" svg:height="0.962cm" svg:x="13.173cm" svg:y="9.255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3" draw:text-style-name="P2" draw:layer="layout" svg:width="1.27cm" svg:height="1.825cm" svg:x="2.905cm" svg:y="9.159cm">
          <draw:text-box>
            <text:p><text:span text:style-name="T3">u</text:span><text:span text:style-name="T6">f</text:span><text:span text:style-name="T7">1</text:span></text:p>
          </draw:text-box>
        </draw:frame>
      </draw:page>
      <draw:page draw:name="page3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14" draw:text-style-name="P2" draw:layer="layout" svg:width="1.242cm" svg:height="1.114cm" svg:x="1.762cm" svg:y="8.97cm">
          <draw:text-box>
            <text:p><text:span text:style-name="T3">e</text:span><text:span text:style-name="T6">c</text:span><text:span text:style-name="T7">0</text:span></text:p>
          </draw:text-box>
        </draw:frame>
        <draw:frame draw:style-name="gr14" draw:text-style-name="P2" draw:layer="layout" svg:width="1.242cm" svg:height="1.114cm" svg:x="4.175cm" svg:y="8.97cm">
          <draw:text-box>
            <text:p><text:span text:style-name="T3">e</text:span><text:span text:style-name="T6">c</text:span><text:span text:style-name="T7">1</text:span></text:p>
          </draw:text-box>
        </draw:frame>
        <draw:frame draw:style-name="gr4" draw:text-style-name="P2" draw:layer="layout" svg:width="1.035cm" svg:height="0.962cm" svg:x="5.299cm" svg:y="9.068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3">e</text:span><text:span text:style-name="T6">c</text:span><text:span text:style-name="T2">N</text:span><text:span text:style-name="T2">/2</text:span></text:p>
          </draw:text-box>
        </draw:frame>
        <draw:custom-shape draw:style-name="gr16" draw:text-style-name="P3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4.677cm" svg:y1="4.526cm" svg:x2="2.143cm" svg:y2="6.284cm">
          <text:p/>
        </draw:line>
        <draw:custom-shape draw:style-name="gr16" draw:text-style-name="P3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7.235cm" svg:y1="5.498cm" svg:x2="4.677cm" svg:y2="4.526cm">
          <text:p/>
        </draw:line>
        <draw:line draw:style-name="gr17" draw:text-style-name="P1" draw:layer="layout" svg:x1="9.763cm" svg:y1="6.677cm" svg:x2="7.235cm" svg:y2="5.498cm">
          <text:p/>
        </draw:line>
        <draw:line draw:style-name="gr17" draw:text-style-name="P1" draw:layer="layout" svg:x1="12.272cm" svg:y1="5.494cm" svg:x2="9.763cm" svg:y2="6.677cm">
          <text:p/>
        </draw:line>
        <draw:line draw:style-name="gr17" draw:text-style-name="P1" draw:layer="layout" svg:x1="14.845cm" svg:y1="6.936cm" svg:x2="12.297cm" svg:y2="5.484cm">
          <text:p/>
        </draw:line>
        <draw:line draw:style-name="gr17" draw:text-style-name="P1" draw:layer="layout" svg:x1="17.371cm" svg:y1="6.254cm" svg:x2="14.845cm" svg:y2="6.936cm">
          <text:p/>
        </draw:line>
      </draw:page>
      <draw:page draw:name="page4" draw:style-name="dp1" draw:master-page-name="Default">
        <draw:frame draw:style-name="gr18" draw:text-style-name="P4" draw:layer="layout" svg:width="1.158cm" svg:height="1.114cm" svg:x="1.762cm" svg:y="8.97cm">
          <draw:text-box>
            <text:p><text:span text:style-name="T12">e</text:span><text:span text:style-name="T13">f</text:span><text:span text:style-name="T14">0</text:span></text:p>
          </draw:text-box>
        </draw:frame>
        <draw:frame draw:style-name="gr12" draw:text-style-name="P5" draw:layer="layout" svg:width="1.158cm" svg:height="1.114cm" svg:x="4.175cm" svg:y="8.97cm">
          <draw:text-box>
            <text:p><text:span text:style-name="T15">e</text:span><text:span text:style-name="T16">f</text:span><text:span text:style-name="T14">2</text:span></text:p>
          </draw:text-box>
        </draw:frame>
        <draw:frame draw:style-name="gr4" draw:text-style-name="P5" draw:layer="layout" svg:width="1.035cm" svg:height="0.962cm" svg:x="5.299cm" svg:y="9.068cm">
          <draw:text-box>
            <text:p><text:span text:style-name="T17">.</text:span><text:span text:style-name="T17">.</text:span><text:span text:style-name="T17">.</text:span></text:p>
          </draw:text-box>
        </draw:frame>
        <draw:frame draw:style-name="gr6" draw:text-style-name="P5" draw:layer="layout" svg:width="2.032cm" svg:height="1.138cm" svg:x="17.002cm" svg:y="8.946cm">
          <draw:text-box>
            <text:p><text:span text:style-name="T15">e</text:span><text:span text:style-name="T16">f</text:span><text:span text:style-name="T18">N</text:span></text:p>
          </draw:text-box>
        </draw:frame>
        <draw:custom-shape draw:style-name="gr16" draw:text-style-name="P6" draw:layer="layout" svg:width="0.127cm" svg:height="0.127cm" svg:x="3.351cm" svg:y="5.3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4.677cm" svg:y1="4.526cm" svg:x2="2.143cm" svg:y2="6.284cm">
          <text:p/>
        </draw:line>
        <draw:custom-shape draw:style-name="gr19" draw:text-style-name="P7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7" draw:text-style-name="P8" draw:layer="layout" svg:x1="7.235cm" svg:y1="5.498cm" svg:x2="4.677cm" svg:y2="4.526cm">
          <text:p/>
        </draw:line>
        <draw:line draw:style-name="gr17" draw:text-style-name="P8" draw:layer="layout" svg:x1="9.763cm" svg:y1="6.677cm" svg:x2="7.235cm" svg:y2="5.498cm">
          <text:p/>
        </draw:line>
        <draw:line draw:style-name="gr17" draw:text-style-name="P8" draw:layer="layout" svg:x1="12.272cm" svg:y1="5.494cm" svg:x2="9.763cm" svg:y2="6.677cm">
          <text:p/>
        </draw:line>
        <draw:line draw:style-name="gr17" draw:text-style-name="P8" draw:layer="layout" svg:x1="14.845cm" svg:y1="6.936cm" svg:x2="12.297cm" svg:y2="5.484cm">
          <text:p/>
        </draw:line>
        <draw:line draw:style-name="gr17" draw:text-style-name="P8" draw:layer="layout" svg:x1="17.371cm" svg:y1="6.254cm" svg:x2="14.845cm" svg:y2="6.936cm">
          <text:p/>
        </draw:line>
        <draw:line draw:style-name="gr1" draw:text-style-name="P8" draw:layer="layout" svg:x1="2.143cm" svg:y1="8.24cm" svg:x2="17.383cm" svg:y2="8.24cm">
          <text:p/>
        </draw:line>
        <draw:line draw:style-name="gr1" draw:text-style-name="P8" draw:layer="layout" svg:x1="2.143cm" svg:y1="7.351cm" svg:x2="2.143cm" svg:y2="9.002cm">
          <text:p/>
        </draw:line>
        <draw:line draw:style-name="gr1" draw:text-style-name="P8" draw:layer="layout" svg:x1="3.413cm" svg:y1="7.351cm" svg:x2="3.413cm" svg:y2="9.002cm">
          <text:p/>
        </draw:line>
        <draw:line draw:style-name="gr1" draw:text-style-name="P8" draw:layer="layout" svg:x1="4.683cm" svg:y1="7.351cm" svg:x2="4.683cm" svg:y2="9.002cm">
          <text:p/>
        </draw:line>
        <draw:line draw:style-name="gr1" draw:text-style-name="P8" draw:layer="layout" svg:x1="5.953cm" svg:y1="7.351cm" svg:x2="5.953cm" svg:y2="9.002cm">
          <text:p/>
        </draw:line>
        <draw:line draw:style-name="gr1" draw:text-style-name="P8" draw:layer="layout" svg:x1="7.223cm" svg:y1="7.351cm" svg:x2="7.223cm" svg:y2="9.002cm">
          <text:p/>
        </draw:line>
        <draw:line draw:style-name="gr1" draw:text-style-name="P8" draw:layer="layout" svg:x1="8.493cm" svg:y1="7.351cm" svg:x2="8.493cm" svg:y2="9.002cm">
          <text:p/>
        </draw:line>
        <draw:line draw:style-name="gr1" draw:text-style-name="P8" draw:layer="layout" svg:x1="9.763cm" svg:y1="7.351cm" svg:x2="9.763cm" svg:y2="9.002cm">
          <text:p/>
        </draw:line>
        <draw:line draw:style-name="gr1" draw:text-style-name="P8" draw:layer="layout" svg:x1="11.033cm" svg:y1="7.351cm" svg:x2="11.033cm" svg:y2="9.002cm">
          <text:p/>
        </draw:line>
        <draw:line draw:style-name="gr1" draw:text-style-name="P8" draw:layer="layout" svg:x1="12.303cm" svg:y1="7.351cm" svg:x2="12.303cm" svg:y2="9.002cm">
          <text:p/>
        </draw:line>
        <draw:line draw:style-name="gr1" draw:text-style-name="P8" draw:layer="layout" svg:x1="13.573cm" svg:y1="7.351cm" svg:x2="13.573cm" svg:y2="9.002cm">
          <text:p/>
        </draw:line>
        <draw:line draw:style-name="gr1" draw:text-style-name="P8" draw:layer="layout" svg:x1="14.843cm" svg:y1="7.351cm" svg:x2="14.843cm" svg:y2="9.002cm">
          <text:p/>
        </draw:line>
        <draw:line draw:style-name="gr1" draw:text-style-name="P8" draw:layer="layout" svg:x1="16.113cm" svg:y1="7.351cm" svg:x2="16.113cm" svg:y2="9.002cm">
          <text:p/>
        </draw:line>
        <draw:line draw:style-name="gr1" draw:text-style-name="P8" draw:layer="layout" svg:x1="17.383cm" svg:y1="7.351cm" svg:x2="17.383cm" svg:y2="9.002cm">
          <text:p/>
        </draw:line>
        <draw:custom-shape draw:style-name="gr16" draw:text-style-name="P6" draw:layer="layout" svg:width="0.127cm" svg:height="0.127cm" svg:x="5.9cm" svg:y="4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27cm" svg:height="0.127cm" svg:x="8.427cm" svg:y="6.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27cm" svg:height="0.127cm" svg:x="10.975cm" svg:y="6.0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27cm" svg:height="0.127cm" svg:x="13.515cm" svg:y="6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127cm" svg:height="0.127cm" svg:x="16.059cm" svg:y="6.5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1.158cm" svg:height="1.114cm" svg:x="2.92cm" svg:y="8.97cm">
          <draw:text-box>
            <text:p><text:span text:style-name="T15">e</text:span><text:span text:style-name="T16">f</text:span><text:span text:style-name="T14">1</text:span></text:p>
          </draw:text-box>
        </draw:frame>
        <draw:custom-shape draw:style-name="gr19" draw:text-style-name="P7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3.406cm" svg:y1="5.114cm" svg:x2="2.143cm" svg:y2="6.284cm">
          <text:p/>
        </draw:line>
        <draw:line draw:style-name="gr20" draw:text-style-name="P7" draw:layer="layout" svg:x1="4.677cm" svg:y1="4.526cm" svg:x2="3.406cm" svg:y2="5.114cm">
          <text:p/>
        </draw:line>
        <draw:custom-shape draw:style-name="gr19" draw:text-style-name="P7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5.961cm" svg:y1="4.676cm" svg:x2="4.677cm" svg:y2="4.526cm">
          <text:p/>
        </draw:line>
        <draw:line draw:style-name="gr20" draw:text-style-name="P7" draw:layer="layout" svg:x1="7.235cm" svg:y1="5.498cm" svg:x2="5.961cm" svg:y2="4.676cm">
          <text:p/>
        </draw:line>
        <draw:custom-shape draw:style-name="gr19" draw:text-style-name="P7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8.491cm" svg:y1="6.427cm" svg:x2="7.235cm" svg:y2="5.499cm">
          <text:p/>
        </draw:line>
        <draw:line draw:style-name="gr20" draw:text-style-name="P7" draw:layer="layout" svg:x1="9.763cm" svg:y1="6.678cm" svg:x2="8.491cm" svg:y2="6.427cm">
          <text:p/>
        </draw:line>
        <draw:custom-shape draw:style-name="gr19" draw:text-style-name="P7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7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12.297cm" svg:y1="5.484cm" svg:x2="13.57cm" svg:y2="6.018cm">
          <text:p/>
        </draw:line>
        <draw:line draw:style-name="gr21" draw:text-style-name="P9" draw:layer="layout" svg:x1="14.845cm" svg:y1="6.936cm" svg:x2="13.57cm" svg:y2="6.018cm">
          <text:p/>
        </draw:line>
        <draw:line draw:style-name="gr20" draw:text-style-name="P7" draw:layer="layout" svg:x1="14.845cm" svg:y1="6.936cm" svg:x2="16.12cm" svg:y2="6.884cm">
          <text:p/>
        </draw:line>
        <draw:line draw:style-name="gr20" draw:text-style-name="P7" draw:layer="layout" svg:x1="17.371cm" svg:y1="6.254cm" svg:x2="16.12cm" svg:y2="6.884cm">
          <text:p/>
        </draw:line>
        <draw:line draw:style-name="gr20" draw:text-style-name="P7" draw:layer="layout" svg:x1="12.298cm" svg:y1="5.484cm" svg:x2="11.03cm" svg:y2="6.331cm">
          <text:p/>
        </draw:line>
        <draw:line draw:style-name="gr20" draw:text-style-name="P7" draw:layer="layout" svg:x1="9.763cm" svg:y1="6.677cm" svg:x2="11.03cm" svg:y2="6.332cm">
          <text:p/>
        </draw:line>
      </draw:page>
      <draw:page draw:name="page5" draw:style-name="dp1" draw:master-page-name="Default">
        <draw:frame draw:style-name="gr12" draw:text-style-name="P2" draw:layer="layout" svg:width="1.158cm" svg:height="1.114cm" svg:x="1.762cm" svg:y="8.97cm">
          <draw:text-box>
            <text:p><text:span text:style-name="T3">e</text:span><text:span text:style-name="T6">f</text:span><text:span text:style-name="T7">0</text:span></text:p>
          </draw:text-box>
        </draw:frame>
        <draw:frame draw:style-name="gr12" draw:text-style-name="P2" draw:layer="layout" svg:width="1.158cm" svg:height="1.114cm" svg:x="4.175cm" svg:y="8.97cm">
          <draw:text-box>
            <text:p><text:span text:style-name="T3">e</text:span><text:span text:style-name="T6">f</text:span><text:span text:style-name="T7">2</text:span></text:p>
          </draw:text-box>
        </draw:frame>
        <draw:frame draw:style-name="gr4" draw:text-style-name="P2" draw:layer="layout" svg:width="1.035cm" svg:height="0.962cm" svg:x="5.299cm" svg:y="9.068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3">e</text:span><text:span text:style-name="T6">f</text:span><text:span text:style-name="T2">N</text:span></text:p>
          </draw:text-box>
        </draw:frame>
        <draw:custom-shape draw:style-name="gr16" draw:text-style-name="P3" draw:layer="layout" svg:width="0.127cm" svg:height="0.127cm" svg:x="3.351cm" svg:y="5.3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4.677cm" svg:y1="4.526cm" svg:x2="2.143cm" svg:y2="6.284cm">
          <text:p/>
        </draw:line>
        <draw:custom-shape draw:style-name="gr19" draw:text-style-name="P10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7.235cm" svg:y1="5.498cm" svg:x2="4.677cm" svg:y2="4.526cm">
          <text:p/>
        </draw:line>
        <draw:line draw:style-name="gr17" draw:text-style-name="P1" draw:layer="layout" svg:x1="9.763cm" svg:y1="6.677cm" svg:x2="7.235cm" svg:y2="5.498cm">
          <text:p/>
        </draw:line>
        <draw:line draw:style-name="gr17" draw:text-style-name="P1" draw:layer="layout" svg:x1="12.272cm" svg:y1="5.494cm" svg:x2="9.763cm" svg:y2="6.677cm">
          <text:p/>
        </draw:line>
        <draw:line draw:style-name="gr17" draw:text-style-name="P1" draw:layer="layout" svg:x1="14.845cm" svg:y1="6.936cm" svg:x2="12.297cm" svg:y2="5.484cm">
          <text:p/>
        </draw:line>
        <draw:line draw:style-name="gr17" draw:text-style-name="P1" draw:layer="layout" svg:x1="17.371cm" svg:y1="6.254cm" svg:x2="14.845cm" svg:y2="6.936cm">
          <text:p/>
        </draw:lin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6" draw:text-style-name="P3" draw:layer="layout" svg:width="0.127cm" svg:height="0.127cm" svg:x="5.9cm" svg:y="4.9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127cm" svg:height="0.127cm" svg:x="8.427cm" svg:y="6.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127cm" svg:height="0.127cm" svg:x="10.975cm" svg:y="6.01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127cm" svg:height="0.127cm" svg:x="13.515cm" svg:y="6.1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127cm" svg:height="0.127cm" svg:x="16.059cm" svg:y="6.5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158cm" svg:height="1.114cm" svg:x="2.92cm" svg:y="8.97cm">
          <draw:text-box>
            <text:p><text:span text:style-name="T3">e</text:span><text:span text:style-name="T6">f</text:span><text:span text:style-name="T7">1</text:span></text:p>
          </draw:text-box>
        </draw:frame>
        <draw:custom-shape draw:style-name="gr19" draw:text-style-name="P10" draw:layer="layout" svg:width="0.127cm" svg:height="0.127cm" svg:x="3.354cm" svg:y="6.39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3.415cm" svg:y1="6.447cm" svg:x2="2.143cm" svg:y2="6.284cm">
          <text:p/>
        </draw:line>
        <draw:line draw:style-name="gr20" draw:text-style-name="P10" draw:layer="layout" svg:x1="4.677cm" svg:y1="4.526cm" svg:x2="3.415cm" svg:y2="6.447cm">
          <text:p/>
        </draw:line>
        <draw:custom-shape draw:style-name="gr19" draw:text-style-name="P10" draw:layer="layout" svg:width="0.127cm" svg:height="0.127cm" svg:x="5.896cm" svg:y="2.6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5.953cm" svg:y1="2.678cm" svg:x2="4.677cm" svg:y2="4.526cm">
          <text:p/>
        </draw:line>
        <draw:line draw:style-name="gr20" draw:text-style-name="P10" draw:layer="layout" svg:x1="7.235cm" svg:y1="5.498cm" svg:x2="5.953cm" svg:y2="2.651cm">
          <text:p/>
        </draw:line>
        <draw:custom-shape draw:style-name="gr19" draw:text-style-name="P10" draw:layer="layout" svg:width="0.127cm" svg:height="0.127cm" svg:x="8.428cm" svg:y="7.1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8.491cm" svg:y1="7.229cm" svg:x2="7.235cm" svg:y2="5.499cm">
          <text:p/>
        </draw:line>
        <draw:line draw:style-name="gr20" draw:text-style-name="P10" draw:layer="layout" svg:x1="9.763cm" svg:y1="6.678cm" svg:x2="8.491cm" svg:y2="7.229cm">
          <text:p/>
        </draw:line>
        <draw:custom-shape draw:style-name="gr19" draw:text-style-name="P10" draw:layer="layout" svg:width="0.127cm" svg:height="0.127cm" svg:x="10.98cm" svg:y="3.1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27cm" svg:height="0.127cm" svg:x="13.519cm" svg:y="3.11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27cm" svg:height="0.127cm" svg:x="16.063cm" svg:y="5.05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0" draw:layer="layout" svg:x1="12.297cm" svg:y1="5.484cm" svg:x2="13.575cm" svg:y2="3.179cm">
          <text:p/>
        </draw:line>
        <draw:line draw:style-name="gr21" draw:text-style-name="P11" draw:layer="layout" svg:x1="14.845cm" svg:y1="6.936cm" svg:x2="13.575cm" svg:y2="3.179cm">
          <text:p/>
        </draw:line>
        <draw:line draw:style-name="gr20" draw:text-style-name="P10" draw:layer="layout" svg:x1="14.845cm" svg:y1="6.936cm" svg:x2="16.125cm" svg:y2="5.114cm">
          <text:p/>
        </draw:line>
        <draw:line draw:style-name="gr20" draw:text-style-name="P10" draw:layer="layout" svg:x1="17.371cm" svg:y1="6.254cm" svg:x2="16.125cm" svg:y2="5.114cm">
          <text:p/>
        </draw:line>
        <draw:line draw:style-name="gr20" draw:text-style-name="P10" draw:layer="layout" svg:x1="12.298cm" svg:y1="5.484cm" svg:x2="11.036cm" svg:y2="3.192cm">
          <text:p/>
        </draw:line>
        <draw:line draw:style-name="gr20" draw:text-style-name="P10" draw:layer="layout" svg:x1="9.763cm" svg:y1="6.679cm" svg:x2="11.036cm" svg:y2="3.192cm">
          <text:p/>
        </draw:line>
      </draw:page>
      <draw:page draw:name="page6" draw:style-name="dp1" draw:master-page-name="Default">
        <draw:frame draw:style-name="gr12" draw:text-style-name="P2" draw:layer="layout" svg:width="1.158cm" svg:height="1.114cm" svg:x="1.762cm" svg:y="8.97cm">
          <draw:text-box>
            <text:p><text:span text:style-name="T3">r</text:span><text:span text:style-name="T6">f</text:span><text:span text:style-name="T7">0</text:span></text:p>
          </draw:text-box>
        </draw:frame>
        <draw:frame draw:style-name="gr12" draw:text-style-name="P2" draw:layer="layout" svg:width="1.158cm" svg:height="1.114cm" svg:x="4.175cm" svg:y="8.97cm">
          <draw:text-box>
            <text:p><text:span text:style-name="T3">r</text:span><text:span text:style-name="T6">f</text:span><text:span text:style-name="T7">2</text:span></text:p>
          </draw:text-box>
        </draw:frame>
        <draw:frame draw:style-name="gr4" draw:text-style-name="P2" draw:layer="layout" svg:width="1.035cm" svg:height="0.962cm" svg:x="5.299cm" svg:y="9.068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3">r</text:span><text:span text:style-name="T6">f</text:span><text:span text:style-name="T2">N</text:span></text:p>
          </draw:text-box>
        </draw:frame>
        <draw:custom-shape draw:style-name="gr22" draw:text-style-name="P12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22" draw:text-style-name="P12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158cm" svg:height="1.114cm" svg:x="2.92cm" svg:y="8.97cm">
          <draw:text-box>
            <text:p><text:span text:style-name="T3">r</text:span><text:span text:style-name="T6">f</text:span><text:span text:style-name="T7">1</text:span></text:p>
          </draw:text-box>
        </draw:frame>
        <draw:custom-shape draw:style-name="gr22" draw:text-style-name="P12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7" draw:style-name="dp1" draw:master-page-name="Default">
        <draw:line draw:style-name="gr1" draw:text-style-name="P1" draw:layer="layout" svg:x1="2.143cm" svg:y1="8.239cm" svg:x2="17.383cm" svg:y2="8.239cm">
          <text:p/>
        </draw:line>
        <draw:line draw:style-name="gr1" draw:text-style-name="P1" draw:layer="layout" svg:x1="2.143cm" svg:y1="7.35cm" svg:x2="2.143cm" svg:y2="9.001cm">
          <text:p/>
        </draw:line>
        <draw:line draw:style-name="gr1" draw:text-style-name="P1" draw:layer="layout" svg:x1="4.683cm" svg:y1="7.35cm" svg:x2="4.683cm" svg:y2="9.001cm">
          <text:p/>
        </draw:line>
        <draw:line draw:style-name="gr1" draw:text-style-name="P1" draw:layer="layout" svg:x1="7.223cm" svg:y1="7.35cm" svg:x2="7.223cm" svg:y2="9.001cm">
          <text:p/>
        </draw:line>
        <draw:line draw:style-name="gr1" draw:text-style-name="P1" draw:layer="layout" svg:x1="9.763cm" svg:y1="7.35cm" svg:x2="9.763cm" svg:y2="9.001cm">
          <text:p/>
        </draw:line>
        <draw:line draw:style-name="gr1" draw:text-style-name="P1" draw:layer="layout" svg:x1="12.303cm" svg:y1="7.35cm" svg:x2="12.303cm" svg:y2="9.001cm">
          <text:p/>
        </draw:line>
        <draw:line draw:style-name="gr1" draw:text-style-name="P1" draw:layer="layout" svg:x1="14.843cm" svg:y1="7.35cm" svg:x2="14.843cm" svg:y2="9.001cm">
          <text:p/>
        </draw:line>
        <draw:line draw:style-name="gr1" draw:text-style-name="P1" draw:layer="layout" svg:x1="17.383cm" svg:y1="7.35cm" svg:x2="17.383cm" svg:y2="9.001cm">
          <text:p/>
        </draw:line>
        <draw:frame draw:style-name="gr14" draw:text-style-name="P2" draw:layer="layout" svg:width="1.242cm" svg:height="1.114cm" svg:x="1.762cm" svg:y="8.97cm">
          <draw:text-box>
            <text:p><text:span text:style-name="T3">r</text:span><text:span text:style-name="T6">c</text:span><text:span text:style-name="T7">0</text:span></text:p>
          </draw:text-box>
        </draw:frame>
        <draw:frame draw:style-name="gr14" draw:text-style-name="P2" draw:layer="layout" svg:width="1.242cm" svg:height="1.114cm" svg:x="4.175cm" svg:y="8.97cm">
          <draw:text-box>
            <text:p><text:span text:style-name="T3">r</text:span><text:span text:style-name="T6">c</text:span><text:span text:style-name="T7">1</text:span></text:p>
          </draw:text-box>
        </draw:frame>
        <draw:frame draw:style-name="gr4" draw:text-style-name="P2" draw:layer="layout" svg:width="1.035cm" svg:height="0.962cm" svg:x="5.299cm" svg:y="9.068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3">r</text:span><text:span text:style-name="T6">c</text:span><text:span text:style-name="T2">N</text:span><text:span text:style-name="T2">/2</text:span></text:p>
          </draw:text-box>
        </draw:frame>
        <draw:custom-shape draw:style-name="gr16" draw:text-style-name="P3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12" draw:text-style-name="P2" draw:layer="layout" svg:width="1.158cm" svg:height="1.114cm" svg:x="1.762cm" svg:y="8.97cm">
          <draw:text-box>
            <text:p><text:span text:style-name="T3">r</text:span><text:span text:style-name="T6">f</text:span><text:span text:style-name="T7">0</text:span></text:p>
          </draw:text-box>
        </draw:frame>
        <draw:frame draw:style-name="gr12" draw:text-style-name="P2" draw:layer="layout" svg:width="1.158cm" svg:height="1.114cm" svg:x="4.175cm" svg:y="8.97cm">
          <draw:text-box>
            <text:p><text:span text:style-name="T3">r</text:span><text:span text:style-name="T6">f</text:span><text:span text:style-name="T7">2</text:span></text:p>
          </draw:text-box>
        </draw:frame>
        <draw:frame draw:style-name="gr4" draw:text-style-name="P2" draw:layer="layout" svg:width="1.035cm" svg:height="0.962cm" svg:x="5.299cm" svg:y="9.068cm">
          <draw:text-box>
            <text:p><text:span text:style-name="T1">.</text:span><text:span text:style-name="T1">.</text:span><text:span text:style-name="T1">.</text:span></text:p>
          </draw:text-box>
        </draw:frame>
        <draw:frame draw:style-name="gr6" draw:text-style-name="P2" draw:layer="layout" svg:width="2.032cm" svg:height="1.138cm" svg:x="17.002cm" svg:y="8.946cm">
          <draw:text-box>
            <text:p><text:span text:style-name="T3">r</text:span><text:span text:style-name="T6">f</text:span><text:span text:style-name="T2">N</text:span></text:p>
          </draw:text-box>
        </draw:frame>
        <draw:custom-shape draw:style-name="gr22" draw:text-style-name="P12" draw:layer="layout" svg:width="0.127cm" svg:height="0.127cm" svg:x="2.072cm" svg:y="6.22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127cm" svg:height="0.127cm" svg:x="4.616cm" svg:y="4.46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127cm" svg:height="0.127cm" svg:x="7.165cm" svg:y="5.43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127cm" svg:height="0.127cm" svg:x="9.707cm" svg:y="6.60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127cm" svg:height="0.127cm" svg:x="12.23cm" svg:y="5.42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0.127cm" svg:height="0.127cm" svg:x="17.314cm" svg:y="6.21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143cm" svg:y1="8.24cm" svg:x2="17.383cm" svg:y2="8.24cm">
          <text:p/>
        </draw:line>
        <draw:line draw:style-name="gr1" draw:text-style-name="P1" draw:layer="layout" svg:x1="2.143cm" svg:y1="7.351cm" svg:x2="2.143cm" svg:y2="9.002cm">
          <text:p/>
        </draw:line>
        <draw:line draw:style-name="gr1" draw:text-style-name="P1" draw:layer="layout" svg:x1="3.413cm" svg:y1="7.351cm" svg:x2="3.413cm" svg:y2="9.002cm">
          <text:p/>
        </draw:line>
        <draw:line draw:style-name="gr1" draw:text-style-name="P1" draw:layer="layout" svg:x1="4.683cm" svg:y1="7.351cm" svg:x2="4.683cm" svg:y2="9.002cm">
          <text:p/>
        </draw:line>
        <draw:line draw:style-name="gr1" draw:text-style-name="P1" draw:layer="layout" svg:x1="5.953cm" svg:y1="7.351cm" svg:x2="5.953cm" svg:y2="9.002cm">
          <text:p/>
        </draw:line>
        <draw:line draw:style-name="gr1" draw:text-style-name="P1" draw:layer="layout" svg:x1="7.223cm" svg:y1="7.351cm" svg:x2="7.223cm" svg:y2="9.002cm">
          <text:p/>
        </draw:line>
        <draw:line draw:style-name="gr1" draw:text-style-name="P1" draw:layer="layout" svg:x1="8.493cm" svg:y1="7.351cm" svg:x2="8.493cm" svg:y2="9.002cm">
          <text:p/>
        </draw:line>
        <draw:line draw:style-name="gr1" draw:text-style-name="P1" draw:layer="layout" svg:x1="9.763cm" svg:y1="7.351cm" svg:x2="9.763cm" svg:y2="9.002cm">
          <text:p/>
        </draw:line>
        <draw:line draw:style-name="gr1" draw:text-style-name="P1" draw:layer="layout" svg:x1="11.033cm" svg:y1="7.351cm" svg:x2="11.033cm" svg:y2="9.002cm">
          <text:p/>
        </draw:line>
        <draw:line draw:style-name="gr1" draw:text-style-name="P1" draw:layer="layout" svg:x1="12.303cm" svg:y1="7.351cm" svg:x2="12.303cm" svg:y2="9.002cm">
          <text:p/>
        </draw:line>
        <draw:line draw:style-name="gr1" draw:text-style-name="P1" draw:layer="layout" svg:x1="13.573cm" svg:y1="7.351cm" svg:x2="13.573cm" svg:y2="9.002cm">
          <text:p/>
        </draw:line>
        <draw:line draw:style-name="gr1" draw:text-style-name="P1" draw:layer="layout" svg:x1="14.843cm" svg:y1="7.351cm" svg:x2="14.843cm" svg:y2="9.002cm">
          <text:p/>
        </draw:line>
        <draw:line draw:style-name="gr1" draw:text-style-name="P1" draw:layer="layout" svg:x1="16.113cm" svg:y1="7.351cm" svg:x2="16.113cm" svg:y2="9.002cm">
          <text:p/>
        </draw:line>
        <draw:line draw:style-name="gr1" draw:text-style-name="P1" draw:layer="layout" svg:x1="17.383cm" svg:y1="7.351cm" svg:x2="17.383cm" svg:y2="9.002cm">
          <text:p/>
        </draw:line>
        <draw:custom-shape draw:style-name="gr19" draw:text-style-name="P10" draw:layer="layout" svg:width="0.127cm" svg:height="0.127cm" svg:x="14.782cm" svg:y="6.858cm">
          <text:p/>
          <draw:enhanced-geometry svg:viewBox="0 0 21600 21600" draw:type="rectangle" draw:enhanced-path="M 0 0 L 21600 0 21600 21600 0 21600 0 0 Z N"/>
        </draw:custom-shape>
        <draw:frame draw:style-name="gr12" draw:text-style-name="P2" draw:layer="layout" svg:width="1.158cm" svg:height="1.114cm" svg:x="2.92cm" svg:y="8.97cm">
          <draw:text-box>
            <text:p><text:span text:style-name="T3">r</text:span><text:span text:style-name="T6">f</text:span><text:span text:style-name="T7">1</text:span></text:p>
          </draw:text-box>
        </draw:frame>
        <draw:custom-shape draw:style-name="gr22" draw:text-style-name="P12" draw:layer="layout" svg:width="0.127cm" svg:height="0.127cm" svg:x="3.346cm" svg:y="5.0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5.9cm" svg:y="4.6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8.424cm" svg:y="6.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10.975cm" svg:y="6.2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13.515cm" svg:y="5.94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draw:layer="layout" svg:width="0.127cm" svg:height="0.127cm" svg:x="16.055cm" svg:y="6.8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0.127cm" svg:height="0.127cm" svg:x="2.072cm" svg:y="5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0" draw:layer="layout" svg:x1="3.415cm" svg:y1="5.103cm" svg:x2="2.133cm" svg:y2="5.898cm">
          <text:p/>
        </draw:line>
        <draw:line draw:style-name="gr20" draw:text-style-name="P10" draw:layer="layout" svg:x1="2.138cm" svg:y1="6.282cm" svg:x2="2.133cm" svg:y2="5.898cm">
          <text:p/>
        </draw:line>
        <draw:custom-shape draw:style-name="gr19" draw:text-style-name="P10" draw:layer="layout" svg:width="0.127cm" svg:height="0.127cm" svg:x="4.616cm" svg:y="4.625cm">
          <text:p/>
          <draw:enhanced-geometry svg:viewBox="0 0 21600 21600" draw:type="rectangle" draw:enhanced-path="M 0 0 L 21600 0 21600 21600 0 21600 0 0 Z N"/>
        </draw:custom-shape>
        <draw:line draw:style-name="gr20" draw:text-style-name="P10" draw:layer="layout" svg:x1="4.672cm" svg:y1="4.523cm" svg:x2="4.677cm" svg:y2="4.682cm">
          <text:p/>
        </draw:line>
        <draw:line draw:style-name="gr20" draw:text-style-name="P10" draw:layer="layout" svg:x1="4.677cm" svg:y1="4.682cm" svg:x2="3.415cm" svg:y2="5.103cm">
          <text:p/>
        </draw:line>
        <draw:line draw:style-name="gr20" draw:text-style-name="P10" draw:layer="layout" svg:x1="5.964cm" svg:y1="4.672cm" svg:x2="4.677cm" svg:y2="4.682cm">
          <text:p/>
        </draw:line>
        <draw:line draw:style-name="gr20" draw:text-style-name="P10" draw:layer="layout" svg:x1="8.482cm" svg:y1="6.43cm" svg:x2="7.22cm" svg:y2="5.558cm">
          <text:p/>
        </draw:line>
        <draw:line draw:style-name="gr20" draw:text-style-name="P10" draw:layer="layout" svg:x1="9.759cm" svg:y1="6.539cm" svg:x2="8.482cm" svg:y2="6.43cm">
          <text:p/>
        </draw:line>
        <draw:line draw:style-name="gr20" draw:text-style-name="P10" draw:layer="layout" svg:x1="5.964cm" svg:y1="4.682cm" svg:x2="7.22cm" svg:y2="5.558cm">
          <text:p/>
        </draw:line>
        <draw:custom-shape draw:style-name="gr19" draw:text-style-name="P10" draw:layer="layout" svg:width="0.127cm" svg:height="0.127cm" svg:x="7.165cm" svg:y="5.4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0.127cm" svg:height="0.127cm" svg:x="9.707cm" svg:y="6.476cm">
          <text:p/>
          <draw:enhanced-geometry svg:viewBox="0 0 21600 21600" draw:type="rectangle" draw:enhanced-path="M 0 0 L 21600 0 21600 21600 0 21600 0 0 Z N"/>
        </draw:custom-shape>
        <draw:line draw:style-name="gr20" draw:text-style-name="P10" draw:layer="layout" svg:x1="9.76cm" svg:y1="6.54cm" svg:x2="11.036cm" svg:y2="6.344cm">
          <text:p/>
        </draw:line>
        <draw:line draw:style-name="gr20" draw:text-style-name="P10" draw:layer="layout" svg:x1="9.76cm" svg:y1="6.54cm" svg:x2="9.759cm" svg:y2="6.667cm">
          <text:p/>
        </draw:line>
        <draw:custom-shape draw:style-name="gr19" draw:text-style-name="P10" draw:layer="layout" svg:width="0.127cm" svg:height="0.127cm" svg:x="12.23cm" svg:y="5.638cm">
          <text:p/>
          <draw:enhanced-geometry svg:viewBox="0 0 21600 21600" draw:type="rectangle" draw:enhanced-path="M 0 0 L 21600 0 21600 21600 0 21600 0 0 Z N"/>
        </draw:custom-shape>
        <draw:line draw:style-name="gr20" draw:text-style-name="P10" draw:layer="layout" svg:x1="12.297cm" svg:y1="5.698cm" svg:x2="11.036cm" svg:y2="6.344cm">
          <text:p/>
        </draw:line>
        <draw:line draw:style-name="gr20" draw:text-style-name="P10" draw:layer="layout" svg:x1="12.298cm" svg:y1="5.698cm" svg:x2="12.292cm" svg:y2="5.467cm">
          <text:p/>
        </draw:line>
        <draw:line draw:style-name="gr20" draw:text-style-name="P10" draw:layer="layout" svg:x1="12.298cm" svg:y1="5.698cm" svg:x2="13.564cm" svg:y2="6.005cm">
          <text:p/>
        </draw:line>
        <draw:custom-shape draw:style-name="gr22" draw:text-style-name="P12" draw:layer="layout" svg:width="0.127cm" svg:height="0.127cm" svg:x="14.782cm" svg:y="6.653cm">
          <text:p/>
          <draw:enhanced-geometry svg:viewBox="0 0 21600 21600" draw:type="rectangle" draw:enhanced-path="M 0 0 L 21600 0 21600 21600 0 21600 0 0 Z N"/>
        </draw:custom-shape>
        <draw:line draw:style-name="gr20" draw:text-style-name="P10" draw:layer="layout" svg:x1="14.831cm" svg:y1="6.708cm" svg:x2="13.564cm" svg:y2="6.006cm">
          <text:p/>
        </draw:line>
        <draw:line draw:style-name="gr20" draw:text-style-name="P10" draw:layer="layout" svg:x1="14.832cm" svg:y1="6.708cm" svg:x2="14.836cm" svg:y2="6.928cm">
          <text:p/>
        </draw:line>
        <draw:line draw:style-name="gr20" draw:text-style-name="P10" draw:layer="layout" svg:x1="14.832cm" svg:y1="6.708cm" svg:x2="16.118cm" svg:y2="6.877cm">
          <text:p/>
        </draw:line>
        <draw:custom-shape draw:style-name="gr19" draw:text-style-name="P10" draw:layer="layout" svg:width="0.127cm" svg:height="0.127cm" svg:x="17.317cm" svg:y="6.419cm">
          <text:p/>
          <draw:enhanced-geometry svg:viewBox="0 0 21600 21600" draw:type="rectangle" draw:enhanced-path="M 0 0 L 21600 0 21600 21600 0 21600 0 0 Z N"/>
        </draw:custom-shape>
        <draw:line draw:style-name="gr20" draw:text-style-name="P10" draw:layer="layout" svg:x1="17.374cm" svg:y1="6.482cm" svg:x2="16.118cm" svg:y2="6.878cm">
          <text:p/>
        </draw:line>
        <draw:line draw:style-name="gr20" draw:text-style-name="P10" draw:layer="layout" svg:x1="17.374cm" svg:y1="6.482cm" svg:x2="17.369cm" svg:y2="6.277cm">
          <text:p/>
        </draw:line>
      </draw:page>
      <draw:page draw:name="page9" draw:style-name="dp1" draw:master-page-name="Default">
        <draw:line draw:style-name="gr23" draw:text-style-name="P13" draw:layer="layout" svg:x1="11.984cm" svg:y1="9.115cm" svg:x2="6.734cm" svg:y2="13.819cm">
          <text:p/>
        </draw:line>
        <draw:line draw:style-name="gr23" draw:text-style-name="P13" draw:layer="layout" svg:x1="11.987cm" svg:y1="9.115cm" svg:x2="6.734cm" svg:y2="9.115cm">
          <text:p/>
        </draw:line>
        <draw:line draw:style-name="gr23" draw:text-style-name="P13" draw:layer="layout" svg:x1="11.987cm" svg:y1="9.115cm" svg:x2="11.987cm" svg:y2="13.819cm">
          <text:p/>
        </draw:line>
        <draw:line draw:style-name="gr23" draw:text-style-name="P13" draw:layer="layout" svg:x1="11.987cm" svg:y1="9.115cm" svg:x2="17.248cm" svg:y2="4.454cm">
          <text:p/>
        </draw:line>
        <draw:line draw:style-name="gr17" draw:text-style-name="P13" draw:layer="layout" svg:x1="11.987cm" svg:y1="9.115cm" svg:x2="6.721cm" svg:y2="4.44cm">
          <text:p/>
        </draw:line>
        <draw:line draw:style-name="gr17" draw:text-style-name="P13" draw:layer="layout" svg:x1="11.987cm" svg:y1="9.115cm" svg:x2="17.248cm" svg:y2="13.845cm">
          <text:p/>
        </draw:line>
        <draw:line draw:style-name="gr23" draw:text-style-name="P13" draw:layer="layout" svg:x1="11.987cm" svg:y1="9.115cm" svg:x2="17.248cm" svg:y2="9.115cm">
          <text:p/>
        </draw:line>
        <draw:line draw:style-name="gr23" draw:text-style-name="P13" draw:layer="layout" svg:x1="11.987cm" svg:y1="9.115cm" svg:x2="11.987cm" svg:y2="4.454cm">
          <text:p/>
        </draw:line>
        <draw:frame draw:style-name="gr24" draw:text-style-name="P14" draw:layer="layout" svg:width="0.68cm" svg:height="0.886cm" svg:x="11.922cm" svg:y="7.985cm">
          <draw:text-box>
            <text:p><text:span text:style-name="T19">i</text:span></text:p>
          </draw:text-box>
        </draw:frame>
        <draw:custom-shape draw:style-name="gr25" draw:text-style-name="P12" draw:layer="layout" svg:width="0.254cm" svg:height="0.254cm" svg:x="6.588cm" svg:y="9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54cm" svg:height="0.254cm" svg:x="11.861cm" svg:y="13.7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54cm" svg:height="0.254cm" svg:x="11.856cm" svg:y="4.3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2" draw:layer="layout" svg:width="0.254cm" svg:height="0.254cm" svg:x="17.122cm" svg:y="8.9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277cm" svg:height="0.26cm" svg:x="11.847cm" svg:y="8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6.588cm" svg:y="4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17.129cm" svg:y="13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5" draw:layer="layout" svg:width="0.277cm" svg:height="0.26cm" svg:x="17.105cm" svg:y="4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6.566cm" svg:y="13.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line draw:style-name="gr23" draw:text-style-name="P13" draw:layer="layout" svg:x1="11.984cm" svg:y1="9.115cm" svg:x2="6.734cm" svg:y2="13.819cm">
          <text:p/>
        </draw:line>
        <draw:line draw:style-name="gr23" draw:text-style-name="P13" draw:layer="layout" svg:x1="11.987cm" svg:y1="9.115cm" svg:x2="6.734cm" svg:y2="9.115cm">
          <text:p/>
        </draw:line>
        <draw:line draw:style-name="gr23" draw:text-style-name="P13" draw:layer="layout" svg:x1="11.987cm" svg:y1="9.115cm" svg:x2="11.987cm" svg:y2="13.819cm">
          <text:p/>
        </draw:line>
        <draw:line draw:style-name="gr23" draw:text-style-name="P13" draw:layer="layout" svg:x1="11.987cm" svg:y1="9.115cm" svg:x2="17.248cm" svg:y2="4.454cm">
          <text:p/>
        </draw:line>
        <draw:line draw:style-name="gr17" draw:text-style-name="P13" draw:layer="layout" svg:x1="11.987cm" svg:y1="9.115cm" svg:x2="6.721cm" svg:y2="4.44cm">
          <text:p/>
        </draw:line>
        <draw:line draw:style-name="gr17" draw:text-style-name="P13" draw:layer="layout" svg:x1="11.987cm" svg:y1="9.115cm" svg:x2="17.248cm" svg:y2="13.845cm">
          <text:p/>
        </draw:line>
        <draw:line draw:style-name="gr23" draw:text-style-name="P13" draw:layer="layout" svg:x1="11.987cm" svg:y1="9.115cm" svg:x2="17.248cm" svg:y2="9.115cm">
          <text:p/>
        </draw:line>
        <draw:line draw:style-name="gr23" draw:text-style-name="P13" draw:layer="layout" svg:x1="11.987cm" svg:y1="9.115cm" svg:x2="11.987cm" svg:y2="4.454cm">
          <text:p/>
        </draw:line>
        <draw:frame draw:style-name="gr24" draw:text-style-name="P14" draw:layer="layout" svg:width="0.68cm" svg:height="0.886cm" svg:x="11.922cm" svg:y="7.985cm">
          <draw:text-box>
            <text:p><text:span text:style-name="T19">i</text:span></text:p>
          </draw:text-box>
        </draw:frame>
        <draw:custom-shape draw:style-name="gr27" draw:text-style-name="P10" draw:layer="layout" svg:width="0.254cm" svg:height="0.254cm" svg:x="6.588cm" svg:y="9.00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254cm" svg:height="0.254cm" svg:x="11.861cm" svg:y="13.70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0" draw:layer="layout" svg:width="0.254cm" svg:height="0.254cm" svg:x="11.856cm" svg:y="4.3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7" draw:text-style-name="P10" draw:layer="layout" svg:width="0.254cm" svg:height="0.254cm" svg:x="17.122cm" svg:y="8.9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277cm" svg:height="0.26cm" svg:x="11.847cm" svg:y="8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6.588cm" svg:y="4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17.129cm" svg:y="13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7.105cm" svg:y="4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6.566cm" svg:y="13.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1" draw:style-name="dp1" draw:master-page-name="Default">
        <draw:line draw:style-name="gr23" draw:text-style-name="P13" draw:layer="layout" svg:x1="11.984cm" svg:y1="9.115cm" svg:x2="6.734cm" svg:y2="13.819cm">
          <text:p/>
        </draw:line>
        <draw:line draw:style-name="gr23" draw:text-style-name="P13" draw:layer="layout" svg:x1="11.987cm" svg:y1="9.115cm" svg:x2="6.734cm" svg:y2="9.115cm">
          <text:p/>
        </draw:line>
        <draw:line draw:style-name="gr23" draw:text-style-name="P13" draw:layer="layout" svg:x1="11.987cm" svg:y1="9.115cm" svg:x2="11.987cm" svg:y2="13.819cm">
          <text:p/>
        </draw:line>
        <draw:line draw:style-name="gr23" draw:text-style-name="P13" draw:layer="layout" svg:x1="11.987cm" svg:y1="9.115cm" svg:x2="17.248cm" svg:y2="4.454cm">
          <text:p/>
        </draw:line>
        <draw:line draw:style-name="gr17" draw:text-style-name="P13" draw:layer="layout" svg:x1="11.987cm" svg:y1="9.115cm" svg:x2="6.721cm" svg:y2="4.44cm">
          <text:p/>
        </draw:line>
        <draw:line draw:style-name="gr17" draw:text-style-name="P13" draw:layer="layout" svg:x1="11.987cm" svg:y1="9.115cm" svg:x2="17.248cm" svg:y2="13.845cm">
          <text:p/>
        </draw:line>
        <draw:line draw:style-name="gr23" draw:text-style-name="P13" draw:layer="layout" svg:x1="11.987cm" svg:y1="9.115cm" svg:x2="17.248cm" svg:y2="9.115cm">
          <text:p/>
        </draw:line>
        <draw:line draw:style-name="gr23" draw:text-style-name="P13" draw:layer="layout" svg:x1="11.987cm" svg:y1="9.115cm" svg:x2="11.987cm" svg:y2="4.454cm">
          <text:p/>
        </draw:line>
        <draw:frame draw:style-name="gr24" draw:text-style-name="P14" draw:layer="layout" svg:width="0.68cm" svg:height="0.886cm" svg:x="11.922cm" svg:y="7.985cm">
          <draw:text-box>
            <text:p><text:span text:style-name="T19">i</text:span></text:p>
          </draw:text-box>
        </draw:frame>
        <draw:custom-shape draw:style-name="gr25" draw:text-style-name="P12" draw:layer="layout" svg:width="0.254cm" svg:height="0.254cm" svg:x="6.588cm" svg:y="9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54cm" svg:height="0.254cm" svg:x="11.861cm" svg:y="13.7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54cm" svg:height="0.254cm" svg:x="11.856cm" svg:y="4.3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2" draw:layer="layout" svg:width="0.254cm" svg:height="0.254cm" svg:x="17.122cm" svg:y="8.9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277cm" svg:height="0.26cm" svg:x="11.847cm" svg:y="8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277cm" svg:height="0.26cm" svg:x="6.588cm" svg:y="4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277cm" svg:height="0.261cm" svg:x="17.129cm" svg:y="13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7.105cm" svg:y="4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6.566cm" svg:y="13.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3" draw:layer="layout" svg:x1="6.969cm" svg:y1="4.81cm" svg:x2="11.541cm" svg:y2="8.874cm">
          <text:p/>
        </draw:line>
        <draw:line draw:style-name="gr29" draw:text-style-name="P13" draw:layer="layout" svg:x1="16.748cm" svg:y1="13.573cm" svg:x2="12.303cm" svg:y2="9.509cm">
          <text:p/>
        </draw:line>
      </draw:page>
      <draw:page draw:name="page12" draw:style-name="dp1" draw:master-page-name="Default">
        <draw:line draw:style-name="gr23" draw:text-style-name="P13" draw:layer="layout" svg:x1="11.984cm" svg:y1="9.115cm" svg:x2="6.734cm" svg:y2="13.819cm">
          <text:p/>
        </draw:line>
        <draw:line draw:style-name="gr23" draw:text-style-name="P13" draw:layer="layout" svg:x1="11.987cm" svg:y1="9.115cm" svg:x2="6.734cm" svg:y2="9.115cm">
          <text:p/>
        </draw:line>
        <draw:line draw:style-name="gr23" draw:text-style-name="P13" draw:layer="layout" svg:x1="11.987cm" svg:y1="9.115cm" svg:x2="11.987cm" svg:y2="13.819cm">
          <text:p/>
        </draw:line>
        <draw:line draw:style-name="gr23" draw:text-style-name="P13" draw:layer="layout" svg:x1="11.987cm" svg:y1="9.115cm" svg:x2="17.248cm" svg:y2="4.454cm">
          <text:p/>
        </draw:line>
        <draw:line draw:style-name="gr17" draw:text-style-name="P13" draw:layer="layout" svg:x1="11.987cm" svg:y1="9.115cm" svg:x2="6.721cm" svg:y2="4.44cm">
          <text:p/>
        </draw:line>
        <draw:line draw:style-name="gr17" draw:text-style-name="P13" draw:layer="layout" svg:x1="11.987cm" svg:y1="9.115cm" svg:x2="17.248cm" svg:y2="13.845cm">
          <text:p/>
        </draw:line>
        <draw:line draw:style-name="gr23" draw:text-style-name="P13" draw:layer="layout" svg:x1="11.987cm" svg:y1="9.115cm" svg:x2="17.248cm" svg:y2="9.115cm">
          <text:p/>
        </draw:line>
        <draw:line draw:style-name="gr23" draw:text-style-name="P13" draw:layer="layout" svg:x1="11.987cm" svg:y1="9.115cm" svg:x2="11.987cm" svg:y2="4.454cm">
          <text:p/>
        </draw:line>
        <draw:frame draw:style-name="gr24" draw:text-style-name="P14" draw:layer="layout" svg:width="0.68cm" svg:height="0.886cm" svg:x="11.922cm" svg:y="7.985cm">
          <draw:text-box>
            <text:p><text:span text:style-name="T19">i</text:span></text:p>
          </draw:text-box>
        </draw:frame>
        <draw:custom-shape draw:style-name="gr25" draw:text-style-name="P12" draw:layer="layout" svg:width="0.254cm" svg:height="0.254cm" svg:x="6.588cm" svg:y="9.00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54cm" svg:height="0.254cm" svg:x="11.861cm" svg:y="13.70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0.254cm" svg:height="0.254cm" svg:x="11.856cm" svg:y="4.308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2" draw:layer="layout" svg:width="0.254cm" svg:height="0.254cm" svg:x="17.122cm" svg:y="8.9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0.277cm" svg:height="0.26cm" svg:x="11.847cm" svg:y="8.99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6.588cm" svg:y="4.29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17.129cm" svg:y="13.69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277cm" svg:height="0.26cm" svg:x="17.105cm" svg:y="4.31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6" draw:layer="layout" svg:width="0.277cm" svg:height="0.261cm" svg:x="6.566cm" svg:y="13.7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3" draw:layer="layout" svg:x1="7.096cm" svg:y1="13.827cm" svg:x2="11.541cm" svg:y2="13.827cm">
          <text:p/>
        </draw:line>
        <draw:line draw:style-name="gr29" draw:text-style-name="P13" draw:layer="layout" svg:x1="6.715cm" svg:y1="13.446cm" svg:x2="6.715cm" svg:y2="9.509cm">
          <text:p/>
        </draw:line>
        <draw:line draw:style-name="gr29" draw:text-style-name="P13" draw:layer="layout" svg:x1="17.256cm" svg:y1="4.81cm" svg:x2="17.256cm" svg:y2="8.747cm">
          <text:p/>
        </draw:line>
        <draw:line draw:style-name="gr29" draw:text-style-name="P13" draw:layer="layout" svg:x1="16.875cm" svg:y1="4.429cm" svg:x2="12.43cm" svg:y2="4.429cm">
          <text:p/>
        </draw:line>
      </draw:page>
      <draw:page draw:name="page13" draw:style-name="dp1" draw:master-page-name="Default">
        <draw:line draw:style-name="gr17" draw:text-style-name="P13" draw:layer="layout" svg:x1="8.62cm" svg:y1="13.7cm" svg:x2="6.08cm" svg:y2="6.08cm">
          <text:p/>
        </draw:line>
        <draw:line draw:style-name="gr17" draw:text-style-name="P13" draw:layer="layout" svg:x1="8.62cm" svg:y1="13.7cm" svg:x2="11.16cm" svg:y2="6.08cm">
          <text:p/>
        </draw:line>
        <draw:custom-shape draw:style-name="gr22" draw:text-style-name="P15" draw:layer="layout" svg:width="0.277cm" svg:height="0.26cm" svg:x="5.953cm" svg:y="5.9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8.47cm" svg:y="13.57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7.651cm" svg:y="11.03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6.797cm" svg:y="8.50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9.329cm" svg:y="11.0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0.152cm" svg:y="8.51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1.033cm" svg:y="5.9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2.013cm" svg:height="0.962cm" svg:x="3.813cm" svg:y="4.837cm">
          <draw:text-box>
            <text:p>Level</text:p>
          </draw:text-box>
        </draw:frame>
        <draw:custom-shape draw:style-name="gr22" draw:text-style-name="P15" draw:layer="layout" svg:width="0.277cm" svg:height="0.26cm" svg:x="8.47cm" svg:y="13.57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0.853cm" svg:height="0.962cm" svg:x="4.429cm" svg:y="5.572cm">
          <draw:text-box>
            <text:p>0</text:p>
          </draw:text-box>
        </draw:frame>
        <draw:frame draw:style-name="gr30" draw:text-style-name="P17" draw:layer="layout" svg:width="0.853cm" svg:height="0.962cm" svg:x="4.365cm" svg:y="8.166cm">
          <draw:text-box>
            <text:p>1</text:p>
          </draw:text-box>
        </draw:frame>
        <draw:frame draw:style-name="gr30" draw:text-style-name="P17" draw:layer="layout" svg:width="1.035cm" svg:height="0.962cm" draw:transform="rotate (-1.5707963267949) translate (5.454cm 9.038cm)">
          <draw:text-box>
            <text:p>...</text:p>
          </draw:text-box>
        </draw:frame>
      </draw:page>
      <draw:page draw:name="page14" draw:style-name="dp1" draw:master-page-name="Default">
        <draw:line draw:style-name="gr17" draw:text-style-name="P13" draw:layer="layout" svg:x1="7.585cm" svg:y1="13.684cm" svg:x2="6.78cm" svg:y2="11.17cm">
          <text:p/>
        </draw:line>
        <draw:line draw:style-name="gr17" draw:text-style-name="P13" draw:layer="layout" svg:x1="7.586cm" svg:y1="13.684cm" svg:x2="9.341cm" svg:y2="8.608cm">
          <text:p/>
        </draw:line>
        <draw:line draw:style-name="gr17" draw:text-style-name="P13" draw:layer="layout" svg:x1="11cm" svg:y1="13.683cm" svg:x2="9.342cm" svg:y2="8.608cm">
          <text:p/>
        </draw:line>
        <draw:line draw:style-name="gr17" draw:text-style-name="P13" draw:layer="layout" svg:x1="11cm" svg:y1="13.684cm" svg:x2="11.866cm" svg:y2="11.121cm">
          <text:p/>
        </draw:line>
        <draw:line draw:style-name="gr17" draw:text-style-name="P13" draw:layer="layout" svg:x1="12.665cm" svg:y1="13.684cm" svg:x2="11.866cm" svg:y2="11.122cm">
          <text:p/>
        </draw:line>
        <draw:line draw:style-name="gr17" draw:text-style-name="P13" draw:layer="layout" svg:x1="12.666cm" svg:y1="13.684cm" svg:x2="15.262cm" svg:y2="6.086cm">
          <text:p/>
        </draw:line>
        <draw:line draw:style-name="gr17" draw:text-style-name="P13" draw:layer="layout" svg:x1="5.934cm" svg:y1="13.684cm" svg:x2="3.394cm" svg:y2="6.064cm">
          <text:p/>
        </draw:line>
        <draw:line draw:style-name="gr17" draw:text-style-name="P13" draw:layer="layout" svg:x1="5.934cm" svg:y1="13.684cm" svg:x2="6.779cm" svg:y2="11.169cm">
          <text:p/>
        </draw:line>
        <draw:custom-shape draw:style-name="gr22" draw:text-style-name="P15" draw:layer="layout" svg:width="0.277cm" svg:height="0.26cm" svg:x="3.267cm" svg:y="5.9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5.784cm" svg:y="13.55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4.965cm" svg:y="11.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4.111cm" svg:y="8.4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6.643cm" svg:y="11.0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7.466cm" svg:y="13.56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2.013cm" svg:height="0.962cm" svg:x="1.127cm" svg:y="4.821cm">
          <draw:text-box>
            <text:p>Level</text:p>
          </draw:text-box>
        </draw:frame>
        <draw:custom-shape draw:style-name="gr22" draw:text-style-name="P15" draw:layer="layout" svg:width="0.277cm" svg:height="0.26cm" svg:x="5.784cm" svg:y="13.5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0.853cm" svg:height="0.962cm" svg:x="1.743cm" svg:y="5.556cm">
          <draw:text-box>
            <text:p>0</text:p>
          </draw:text-box>
        </draw:frame>
        <draw:frame draw:style-name="gr30" draw:text-style-name="P17" draw:layer="layout" svg:width="0.853cm" svg:height="0.962cm" svg:x="1.679cm" svg:y="8.15cm">
          <draw:text-box>
            <text:p>1</text:p>
          </draw:text-box>
        </draw:frame>
        <draw:frame draw:style-name="gr30" draw:text-style-name="P17" draw:layer="layout" svg:width="1.035cm" svg:height="0.962cm" draw:transform="rotate (-1.5707963267949) translate (2.768cm 9.022cm)">
          <draw:text-box>
            <text:p>...</text:p>
          </draw:text-box>
        </draw:frame>
        <draw:custom-shape draw:style-name="gr22" draw:text-style-name="P15" draw:layer="layout" svg:width="0.277cm" svg:height="0.26cm" svg:x="8.347cm" svg:y="11.01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0.864cm" svg:y="13.55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10.045cm" svg:y="11.0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9.191cm" svg:y="8.48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1.723cm" svg:y="11.02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0.864cm" svg:y="13.5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0.864cm" svg:y="13.55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1.723cm" svg:y="11.02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2.546cm" svg:y="13.5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3.379cm" svg:y="11.0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15.137cm" svg:y="5.9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14.247cm" svg:y="8.48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5" draw:style-name="dp1" draw:master-page-name="Default">
        <draw:line draw:style-name="gr17" draw:text-style-name="P13" draw:layer="layout" svg:x1="16.344cm" svg:y1="13.806cm" svg:x2="13.804cm" svg:y2="6.186cm">
          <text:p/>
        </draw:line>
        <draw:line draw:style-name="gr17" draw:text-style-name="P13" draw:layer="layout" svg:x1="7.916cm" svg:y1="13.788cm" svg:x2="7.096cm" svg:y2="11.245cm">
          <text:p/>
        </draw:line>
        <draw:line draw:style-name="gr17" draw:text-style-name="P13" draw:layer="layout" svg:x1="7.916cm" svg:y1="13.788cm" svg:x2="9.573cm" svg:y2="8.732cm">
          <text:p/>
        </draw:line>
        <draw:custom-shape draw:style-name="gr22" draw:text-style-name="P15" draw:layer="layout" svg:width="0.277cm" svg:height="0.26cm" svg:x="7.766cm" svg:y="13.66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8.625cm" svg:y="11.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9.448cm" svg:y="8.60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2.013cm" svg:height="0.962cm" svg:x="3.577cm" svg:y="4.937cm">
          <draw:text-box>
            <text:p>Level</text:p>
          </draw:text-box>
        </draw:frame>
        <draw:custom-shape draw:style-name="gr22" draw:text-style-name="P15" draw:layer="layout" svg:width="0.277cm" svg:height="0.26cm" svg:x="7.766cm" svg:y="13.66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7" draw:layer="layout" svg:width="0.853cm" svg:height="0.962cm" svg:x="4.193cm" svg:y="5.672cm">
          <draw:text-box>
            <text:p>0</text:p>
          </draw:text-box>
        </draw:frame>
        <draw:frame draw:style-name="gr30" draw:text-style-name="P17" draw:layer="layout" svg:width="0.853cm" svg:height="0.962cm" svg:x="4.129cm" svg:y="8.266cm">
          <draw:text-box>
            <text:p>1</text:p>
          </draw:text-box>
        </draw:frame>
        <draw:frame draw:style-name="gr30" draw:text-style-name="P17" draw:layer="layout" svg:width="1.035cm" svg:height="0.962cm" draw:transform="rotate (-1.5707963267949) translate (5.218cm 9.138cm)">
          <draw:text-box>
            <text:p>...</text:p>
          </draw:text-box>
        </draw:frame>
        <draw:line draw:style-name="gr17" draw:text-style-name="P13" draw:layer="layout" svg:x1="11.264cm" svg:y1="13.806cm" svg:x2="9.573cm" svg:y2="8.732cm">
          <text:p/>
        </draw:line>
        <draw:line draw:style-name="gr17" draw:text-style-name="P13" draw:layer="layout" svg:x1="11.264cm" svg:y1="13.806cm" svg:x2="13.804cm" svg:y2="6.186cm">
          <text:p/>
        </draw:line>
        <draw:custom-shape draw:style-name="gr22" draw:text-style-name="P15" draw:layer="layout" svg:width="0.277cm" svg:height="0.26cm" svg:x="11.114cm" svg:y="13.6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10.295cm" svg:y="11.1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9.441cm" svg:y="8.6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1.973cm" svg:y="11.1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2.796cm" svg:y="8.6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3.677cm" svg:y="6.0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1.114cm" svg:y="13.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3" draw:layer="layout" svg:x1="16.344cm" svg:y1="13.806cm" svg:x2="18.884cm" svg:y2="6.186cm">
          <text:p/>
        </draw:line>
        <draw:custom-shape draw:style-name="gr22" draw:text-style-name="P15" draw:layer="layout" svg:width="0.277cm" svg:height="0.26cm" svg:x="16.194cm" svg:y="13.67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15.375cm" svg:y="11.142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14.521cm" svg:y="8.60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7.053cm" svg:y="11.14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7.876cm" svg:y="8.62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8.757cm" svg:y="6.05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16.194cm" svg:y="13.6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3" draw:layer="layout" svg:x1="6.238cm" svg:y1="13.773cm" svg:x2="7.096cm" svg:y2="11.245cm">
          <text:p/>
        </draw:line>
        <draw:custom-shape draw:style-name="gr22" draw:text-style-name="P15" draw:layer="layout" svg:width="0.277cm" svg:height="0.26cm" svg:x="6.088cm" svg:y="13.646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cm" svg:x="6.088cm" svg:y="13.64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0.277cm" svg:height="0.261cm" svg:x="6.947cm" svg:y="11.12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Nimbus Roman" svg:font-family="'Nimbus Roman'" style:font-pitch="variable"/>
    <style:font-face style:name="Nimbus Roman1" svg:font-family="'Nimbus Roman'" style:font-adornments="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0-22T17:06:16.719029914</meta:creation-date>
    <dc:date>2020-02-05T15:53:48.673999825</dc:date>
    <meta:editing-duration>PT2H10M41S</meta:editing-duration>
    <meta:editing-cycles>56</meta:editing-cycles>
    <meta:generator>LibreOffice/6.3.3.2$Linux_X86_64 LibreOffice_project/a64200df03143b798afd1ec74a12ab50359878ed</meta:generator>
    <meta:document-statistic meta:object-count="465"/>
  </office:meta>
</office:document-meta>
</file>